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F0000011073187361B30BEF38.png" manifest:media-type="image/png"/>
  <manifest:file-entry manifest:full-path="Pictures/10000201000001E2000001A34FD072300D180453.png" manifest:media-type="image/png"/>
  <manifest:file-entry manifest:full-path="Pictures/20000002000004A10000021BC5E30D0847CC174A.eps" manifest:media-type="image/x-eps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#ffffff"/>
    </style:style>
    <style:style style:name="P2" style:family="paragraph" style:parent-style-name="Standard">
      <style:text-properties officeooo:rsid="001ed8f2" officeooo:paragraph-rsid="001ed8f2"/>
    </style:style>
    <style:style style:name="P3" style:family="paragraph" style:parent-style-name="Standard">
      <style:paragraph-properties fo:text-align="center" style:justify-single-word="false"/>
      <style:text-properties officeooo:rsid="001ed8f2" officeooo:paragraph-rsid="001ed8f2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f9dc5" officeooo:paragraph-rsid="001f9dc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officeooo:rsid="001ed8f2" officeooo:paragraph-rsid="001ed8f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f9dc5" officeooo:paragraph-rsid="001f9dc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f9dc5" officeooo:paragraph-rsid="001f9dc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ed8f2" officeooo:paragraph-rsid="001ed8f2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officeooo:rsid="001ed8f2" officeooo:paragraph-rsid="001ed8f2" style:font-size-asian="16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2pt" officeooo:rsid="001ed8f2" officeooo:paragraph-rsid="001ed8f2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ed8f2" officeooo:paragraph-rsid="001ed8f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rsid="001f9dc5" officeooo:paragraph-rsid="001f9dc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9dc5" officeooo:paragraph-rsid="001f9dc5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fo:font-size="12pt" officeooo:rsid="001f9dc5" officeooo:paragraph-rsid="001f9dc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9dc5" officeooo:paragraph-rsid="001f9dc5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1f9dc5" officeooo:paragraph-rsid="001f9dc5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ed8f2" officeooo:paragraph-rsid="001ed8f2" style:font-size-asian="18pt" style:font-weight-asian="bold" style:font-size-complex="18pt" style:font-weight-complex="bold"/>
    </style:style>
    <style:style style:name="P18" style:family="paragraph" style:parent-style-name="Standard"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paragraph-rsid="001f9dc5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1f9dc5" officeooo:paragraph-rsid="001f9dc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1f9dc5" officeooo:paragraph-rsid="001f9dc5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17889" officeooo:paragraph-rsid="0021788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officeooo:rsid="001f9dc5" officeooo:paragraph-rsid="001f9dc5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officeooo:rsid="001f9dc5" officeooo:paragraph-rsid="001f9dc5" style:font-size-asian="12pt" style:font-size-complex="12pt"/>
    </style:style>
    <style:style style:name="T1" style:family="text">
      <style:text-properties officeooo:rsid="001f9d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7889" style:font-weight-asian="bold" style:font-weight-complex="bold"/>
    </style:style>
    <style:style style:name="T4" style:family="text">
      <style:text-properties officeooo:rsid="002178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y="0.208cm" svg:width="11.989cm" svg:height="5.452cm" draw:z-index="0"><draw:image xlink:href="Pictures/20000002000004A10000021BC5E30D0847CC174A.eps" xlink:type="simple" xlink:show="embed" xlink:actuate="onLoad"/></draw:frame></text:p>
      <text:p text:style-name="P8">МОСКОВСКИЙ ГОСУДАРСТВЕННЫЙ УНИВЕРСИТЕТ</text:p>
      <text:p text:style-name="P8">ИМЕН<text:span text:style-name="T1">И</text:span> М. В. ЛОМОНОСОВА</text:p>
      <text:p text:style-name="P3"/>
      <text:p text:style-name="P8">Факультет Вычислительной Математики и Кибернетики</text:p>
      <text:p text:style-name="P8"/>
      <text:p text:style-name="P8"/>
      <text:p text:style-name="P8"/>
      <text:p text:style-name="P8"/>
      <text:p text:style-name="P8"/>
      <text:p text:style-name="P3"/>
      <text:p text:style-name="P9">Отчет о выполнении задания практикума</text:p>
      <text:p text:style-name="P9"/>
      <text:p text:style-name="P17">«Модель работы рыбоводческого хозяйства»</text:p>
      <text:p text:style-name="P8"/>
      <text:p text:style-name="P8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5">Пархоменко Екатерина</text:p>
      <text:p text:style-name="P5">425 группа</text:p>
      <text:p text:style-name="P10"/>
      <text:p text:style-name="P14"/>
      <text:p text:style-name="P14"/>
      <text:p text:style-name="P10"/>
      <text:p text:style-name="P10"/>
      <text:p text:style-name="P10"/>
      <text:p text:style-name="P10"/>
      <text:p text:style-name="P11">Москва, 2018</text:p>
      <text:p text:style-name="P4"><text:soft-page-break/>Оглавление</text:p>
      <text:p text:style-name="P6"/>
      <text:p text:style-name="P6"/>
      <text:p text:style-name="P6"/>
      <text:p text:style-name="P13">Уточнение постановки задачи</text:p>
      <text:p text:style-name="P13"/>
      <text:p text:style-name="P13">Диаграмма основных классов</text:p>
      <text:p text:style-name="P13"/>
      <text:p text:style-name="P13">Спецификации <text:span text:style-name="T4">классов</text:span></text:p>
      <text:p text:style-name="P13"/>
      <text:p text:style-name="P13">Диаграмма объектов</text:p>
      <text:p text:style-name="P13"/>
      <text:p text:style-name="P13">Инструментальные средства</text:p>
      <text:p text:style-name="P13"/>
      <text:p text:style-name="P13">Файловая структура</text:p>
      <text:p text:style-name="P13"/>
      <text:p text:style-name="P13">Пользовательский интерфейс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><text:soft-page-break/>Уточнение постановки задачи</text:p>
      <text:p text:style-name="P7"/>
      <text:p text:style-name="P13"><text:tab/>Моделируется работа хозяйства по разведению и продаже нескольких видов рыбы (форели, карпа и др.). Для разведения рыбы служат несколько (2 ≤ K ≤ 7) прудов хозяйства, причем в каждом пруду в любой момент времени разводится не более одного вида рыбы. </text:p>
      <text:p text:style-name="P13"><text:tab/>Система моделирования реализует экономическую игру, участник которой – управляющий хозяйством. В начале моделируемого периода управляющий располагает определенным денежным капиталом (например, 560 тыс. рублей) для закупки сухого корма для рыб и, при необходимости, закупки мальков для развода. Управляющий также заключает контракт с торговым домом сроком на М недель (6 ≤ М ≤ 24), по которому обязуется еженедельно покупать сухого корма на определенную сумму и поставлять (продавать) определенное число килограммов рыбы. Контракт фиксирует стоимости кормов и рыбы на каждые очередные 3 недели контрактного периода. В случае невыполнения обязательств по контракту управляющий будет обязан выплатить оговоренную в контракте неустойку, например, 1 тыс. руб. за каждый непроданный килограмм рыбы. </text:p>
      <text:p text:style-name="P13"><text:tab/>Шаг моделирования соответствует производственному циклу в 1 неделю, в течение которого происходит откорм рыбы в каждом из действующих прудов и соответственно – рост популяций рыб. Количественные изменения популяций измеряются в килограммах и моделируются с помощью следующих рекуррентных соотношений:</text:p>
      <text:p text:style-name="P12">Ny ° = α ∗ Na</text:p>
      <text:p text:style-name="P12">Na ° = β ∗ Ny − δ ∗ Na</text:p>
      <text:p text:style-name="P13">где Ny, Na – количества соответственно молодых и взрослых рыб в начале недели, а Ny ° , Na ° – эти количества в конце недели; α и β – коэффициенты рождаемости и выживаемости молодняка; δ – коэффициент смертности взрослых особей. Указанные коэффициенты могут различаться для разных видов рыб. Стоимость кормов, необходимых для откорма рыб в течение недели, определяется по формуле P = Q ∗ (Ny/2 + Na) где Q – стоимость сухого корма, необходимого для откорма в течение недели 1 кг взрослых рыб соответственно. Если в пруд закладывается количество корма меньше, чем требуется численностью популяции, то происходит гибель ее части, пропорционально нехватке корма (при этом в равной мере погибают молодые и взрослые рыбы).</text:p>
      <text:p text:style-name="P13"><text:tab/>Цель моделирования – выявление стратегий производства, позволяющих по окончании срока контракта приумножить общий капитал хозяйства. Общий капитал складывается из стоимости всей имеющейся в настоящий момент рыбы (по контрактной цене последнего трехнедельного периода) и наличных денег. В ходе моделирования хозяйство может обанкротиться – это происходит, когда оно не может выполнить всех обязательств, определенных контрактом. </text:p>
      <text:p text:style-name="P13"><text:tab/>В модели следует учесть, что каждый пруд должен время от времени проходить очистку – при этом он на неделю должен быть освобожден от рыбы. Дополнительно можно учесть разные неблагоприятные случайные события (например, экстремальные колебания температуры пруда), приводящие к гибели некоторой части рыбы. Процент потери целесообразно моделировать как случайную величину, изменяющуюся в некотором диапазоне (например, 5-10% от всей популяции пруда). </text:p>
      <text:p text:style-name="P13"><text:tab/>В параметры моделирования следует включить количество прудов K и первоначальное количество рыбы в них, длительность контракта М, все данные самого контракта, размер исходного капитала хозяйства, диапазон разброса случайной величины – процента гибели рыбы при неблагоприятных факторах. </text:p>
      <text:p text:style-name="P13"><text:tab/>В ходе моделирования должна быть доступна вся информация о текущем состоянии дел хозяйства и о действующем контракте.</text:p>
      <text:p text:style-name="P7"/>
      <text:p text:style-name="P7"/>
      <text:p text:style-name="P4"><text:soft-page-break/>Диаграмма основных классов</text:p>
      <text:p text:style-name="P4"/>
      <text:p text:style-name="P6"/>
      <text:p text:style-name="P6"><draw:frame draw:style-name="fr2" draw:name="Изображение2" text:anchor-type="paragraph" svg:width="12.166cm" svg:height="10.576cm" draw:z-index="1"><draw:image xlink:href="Pictures/10000201000001E2000001A34FD072300D180453.png" xlink:type="simple" xlink:show="embed" xlink:actuate="onLoad"/></draw:frame></text:p>
      <text:p text:style-name="P6"/>
      <text:p text:style-name="P6"/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Спецификации </text:span><text:span text:style-name="T3">классов</text:span></text:p>
      <text:p text:style-name="P4"/>
      <text:p text:style-name="P22">//</text:p>
      <text:p text:style-name="P15">class game_world:</text:p>
      <text:p text:style-name="P15"><text:tab/>//</text:p>
      <text:p text:style-name="P15"><text:tab/>def __init__(self, capital, n_pond, ponds, duration, contract_fish, contract_forage, forfeit, <text:tab/><text:tab/><text:tab/>cost_fish, cost_forage, percent)</text:p>
      <text:p text:style-name="P15"><text:tab/>//</text:p>
      <text:p text:style-name="P15"><text:tab/>def update(self)</text:p>
      <text:p text:style-name="P15"><text:tab/>//</text:p>
      <text:p text:style-name="P15"><text:tab/>def buy_fish(self, fish)</text:p>
      <text:p text:style-name="P15"><text:tab/>//</text:p>
      <text:p text:style-name="P15"><text:tab/>def buy_forage(self, forage)</text:p>
      <text:p text:style-name="P15"/>
      <text:p text:style-name="P15">//</text:p>
      <text:p text:style-name="P15">class owner:</text:p>
      <text:p text:style-name="P15"><text:tab/>//</text:p>
      <text:p text:style-name="P15"><text:tab/>def __init__(self, capital, n_pond, ponds, duration, cost_fish, cost_forage, forfeit)</text:p>
      <text:p text:style-name="P15"><text:tab/>//</text:p>
      <text:p text:style-name="P15"><text:tab/>def update_contract(self, time, factor, percent)</text:p>
      <text:p text:style-name="P15"><text:tab/>//</text:p>
      <text:p text:style-name="P15"><text:tab/>def update_adults_fish(self, adults_fish, contract_fish)</text:p>
      <text:p text:style-name="P15"><text:soft-page-break/><text:tab/>//</text:p>
      <text:p text:style-name="P15"><text:tab/>def update_young_fish(self, contract_fish)</text:p>
      <text:p text:style-name="P15"><text:tab/>//</text:p>
      <text:p text:style-name="P15"><text:tab/>def update_ponds(self, factor, percent)</text:p>
      <text:p text:style-name="P15"/>
      <text:p text:style-name="P15">//</text:p>
      <text:p text:style-name="P15">class pond:</text:p>
      <text:p text:style-name="P15"><text:tab/>//</text:p>
      <text:p text:style-name="P15"><text:tab/>def __init__(self, status, population)</text:p>
      <text:p text:style-name="P15"><text:tab/>//</text:p>
      <text:p text:style-name="P15"><text:tab/>def update(self, factor, percent)</text:p>
      <text:p text:style-name="P15"/>
      <text:p text:style-name="P4"/>
      <text:p text:style-name="P6"/>
      <text:p text:style-name="P4">Диаграмма объектов</text:p>
      <text:p text:style-name="P6"/>
      <text:p text:style-name="P6"><draw:frame draw:style-name="fr2" draw:name="Изображение3" text:anchor-type="paragraph" svg:width="12.178cm" svg:height="6.692cm" draw:z-index="2"><draw:image xlink:href="Pictures/10000201000001EF0000011073187361B30BEF3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Инструментальные средства</text:p>
      <text:p text:style-name="P6"/>
      <text:p text:style-name="P20">Язык разработки: Python3</text:p>
      <text:p text:style-name="P19"/>
      <text:p text:style-name="P20"><text:span text:style-name="T1">С</text:span>реда разработки: PyCharm</text:p>
      <text:p text:style-name="P19"/>
      <text:p text:style-name="P18">Используем<text:span text:style-name="T1">ые</text:span> библиотеки: <text:span text:style-name="T1">tkinter, random</text:span></text:p>
      <text:p text:style-name="P15"/>
      <text:p text:style-name="P6"/>
      <text:p text:style-name="P4">Файловая структура</text:p>
      <text:p text:style-name="P6"/>
      <text:p text:style-name="P15">interface.py — реализация пользовательского интерфейса</text:p>
      <text:p text:style-name="P15"/>
      <text:p text:style-name="P16">classes_for_project.py — определение и реализация классов game_world, owner, pond</text:p>
      <text:p text:style-name="P7"><text:s/></text:p>
      <text:p text:style-name="P7"/>
      <text:p text:style-name="P4"><text:soft-page-break/>Пользовательский интерфейс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8:12:30.938226797</meta:creation-date>
    <dc:date>2018-04-10T20:19:44.562333291</dc:date>
    <meta:editing-duration>PT3H36M54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6" meta:paragraph-count="68" meta:word-count="622" meta:character-count="4791" meta:non-whitespace-character-count="4185"/>
  </office:meta>
</office:document-meta>
</file>